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break-before="column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ome Chaucer</text:h>
      <text:p text:style-name="P3">Whan folk hadde laughen at this nyce cas <text:s text:c="3"/></text:p>
      <text:p text:style-name="P3">Of absolon and hende nicholas, <text:s text:c="3"/></text:p>
      <text:p text:style-name="P3">Diverse folk diversely they seyde, <text:s text:c="3"/></text:p>
      <text:p text:style-name="P3">But for the moore part they loughe and pleyde. <text:s text:c="3"/></text:p>
      <text:p text:style-name="P3">Ne at this tale I saugh no man hym greve, <text:s text:c="3"/></text:p>
      <text:p text:style-name="P3">But it were oonly osewold the reve. <text:s text:c="3"/></text:p>
      <text:p text:style-name="P3">By cause he was of carpenteris craft, <text:s text:c="3"/></text:p>
      <text:p text:style-name="P3">A litel ire is in his herte ylaft; <text:s text:c="3"/></text:p>
      <text:p text:style-name="P3">He gan to grucche, and blamed it a lite. <text:s text:c="3"/></text:p>
      <text:p text:style-name="P3">So theek, quod he, ful wel koude I thee quite <text:s text:c="3"/></text:p>
      <text:p text:style-name="P3">With bleryng of a proud milleres ye, <text:s text:c="3"/></text:p>
      <text:p text:style-name="P3">If that me liste speke of ribaudye. <text:s text:c="3"/></text:p>
      <text:p text:style-name="P3">But ik am oold, me list not pley for age; <text:s text:c="3"/></text:p>
      <text:p text:style-name="P3">Gras tyme is doon, my fodder is now forage; <text:s text:c="3"/></text:p>
      <text:p text:style-name="P3">This white top writeth myne olde yeris; <text:s text:c="3"/></text:p>
      <text:p text:style-name="P3">Myn herte is also mowled as myne heris, <text:s text:c="3"/></text:p>
      <text:p text:style-name="P3">But if I fare as dooth an open-ers, -- <text:s text:c="3"/></text:p>
      <text:p text:style-name="P3">That ilke fruyt is ever lenger the wers, <text:s text:c="3"/></text:p>
      <text:p text:style-name="P3">Til it be roten in mullok or in stree. <text:s text:c="3"/></text:p>
      <text:p text:style-name="P3">We olde men, I drede, so fare we: <text:s text:c="3"/></text:p>
      <text:p text:style-name="P3">Til we be roten, kan we nat be rype; <text:s text:c="3"/></text:p>
      <text:p text:style-name="P3">We hoppen alwey whil the world wol pype. <text:s text:c="3"/></text:p>
      <text:p text:style-name="P3">For in oure wyl ther stiketh evere a nayl, <text:s text:c="3"/></text:p>
      <text:p text:style-name="P3">To have an hoor heed and a grene tayl, <text:s text:c="3"/></text:p>
      <text:p text:style-name="P3">As hath a leek; for thogh oure myght be goon, <text:s text:c="3"/></text:p>
      <text:p text:style-name="P3">Oure wyl desireth folie evere in oon. <text:s text:c="3"/></text:p>
      <text:p text:style-name="P3">For whan we may nat doon, than wol we speke; <text:s text:c="3"/></text:p>
      <text:p text:style-name="P3">Yet in oure asshen olde is fyr yreke. <text:s text:c="3"/></text:p>
      <text:p text:style-name="P3">Foure gleedes han we, which I shal devyse, -- <text:s text:c="3"/></text:p>
      <text:p text:style-name="P3">Avauntyng, liyng, anger, coveitise; <text:s text:c="3"/></text:p>
      <text:p text:style-name="P3">Thise foure sparkles longen unto eelde. <text:s text:c="3"/></text:p>
      <text:p text:style-name="P3">Oure olde lemes mowe wel been unweelde, <text:s text:c="3"/></text:p>
      <text:p text:style-name="P3">But wyl ne shal nat faillen, that is sooth. <text:s text:c="3"/></text:p>
      <text:p text:style-name="P3">And yet ik have alwey a coltes tooth, <text:s text:c="3"/></text:p>
      <text:p text:style-name="P3">As many a yeer as it is passed henne <text:s text:c="3"/></text:p>
      <text:p text:style-name="P3">Syn that my tappe of lif bigan to renne. <text:s text:c="3"/></text:p>
      <text:p text:style-name="P3">For sikerly, whan I was bore, anon <text:s text:c="3"/></text:p>
      <text:p text:style-name="P3">Deeth drough the tappe of lyf and leet it gon; <text:s text:c="3"/></text:p>
      <text:p text:style-name="P3">And ever sithe hath so the tappe yronne <text:s text:c="3"/></text:p>
      <text:p text:style-name="P3">Til that almoost al empty is the tonne. <text:s text:c="3"/></text:p>
      <text:p text:style-name="P3">The streem of lyf now droppeth on the chymbe. <text:s text:c="3"/></text:p>
      <text:p text:style-name="P3">The sely tonge may wel rynge and chymbe <text:s text:c="3"/></text:p>
      <text:p text:style-name="P3">Of wrecchednesse that passed is ful yoore; <text:s text:c="3"/></text:p>
      <text:p text:style-name="P3">With olde folk, save dotage, is namoore! <text:s text:c="3"/></text:p>
      <text:p text:style-name="P3">Whan that oure hoost hadde herd this sermonyng, <text:s text:c="3"/></text:p>
      <text:p text:style-name="P3">He gan to speke as lordly as a kyng. <text:s text:c="3"/></text:p>
      <text:p text:style-name="P3">He seide, what amounteth al this wit? <text:s text:c="3"/></text:p>
      <text:p text:style-name="P3">What shul we speke alday of hooly writ? <text:s text:c="3"/></text:p>
      <text:p text:style-name="P3"><text:soft-page-break/>The devel made a reve for to preche, <text:s text:c="3"/></text:p>
      <text:p text:style-name="P3">Or of a soutere a shipman or a leche. <text:s text:c="3"/></text:p>
      <text:p text:style-name="P3">Sey forth thy tale, and tarie nat the tyme <text:s text:c="3"/></text:p>
      <text:p text:style-name="P3">Lo depeford! and it is half-wey pryme. <text:s text:c="3"/></text:p>
      <text:p text:style-name="P3">Lo grenewych, ther many a shrewe is inne! <text:s text:c="3"/></text:p>
      <text:p text:style-name="P3">It were al tyme thy tale to bigynne. <text:s text:c="3"/></text:p>
      <text:p text:style-name="P3">Now, sires, quod this osewold the reve, <text:s text:c="3"/></text:p>
      <text:p text:style-name="P3">I pray yow alle that ye nat yow greve, <text:s text:c="3"/></text:p>
      <text:p text:style-name="P3">Thogh I answere, and somdeel sette his howve; <text:s text:c="3"/></text:p>
      <text:p text:style-name="P3">For leveful is with force force of-showve. <text:s text:c="3"/></text:p>
      <text:p text:style-name="P3">This dronke millere hath ytoold us heer <text:s text:c="3"/></text:p>
      <text:p text:style-name="P3">How that bigyled was a carpenteer, <text:s text:c="3"/></text:p>
      <text:p text:style-name="P3">Peraventure in scorn, for I am oon. <text:s text:c="3"/></text:p>
      <text:p text:style-name="P3">And, by youre leve, I shal hym quite anoon; <text:s text:c="3"/></text:p>
      <text:p text:style-name="P3">Right in his cherles termes wol I speke. <text:s text:c="3"/></text:p>
      <text:p text:style-name="P3">I pray to God his nekke mote to-breke; <text:s text:c="3"/></text:p>
      <text:p text:style-name="P3">He kan wel in myn eye seen a stalke, <text:s text:c="3"/></text:p>
      <text:p text:style-name="P3">But in his owene he kan nat seen a balke.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initial-creator>Matilde Rahtz</meta:initial-creator>
    <meta:creation-date>2006-07-14T20:29:17</meta:creation-date>
    <dc:date>2010-08-25T20:01:41</dc:date>
    <meta:printed-by>Sebastian Rahtz</meta:printed-by>
    <meta:print-date>2006-07-15T10:54:09</meta:print-date>
    <dc:language>en-GB</dc:language>
    <meta:editing-cycles>5</meta:editing-cycles>
    <meta:editing-duration>PT00H46M05S</meta:editing-duration>
    <meta:document-statistic meta:table-count="0" meta:image-count="0" meta:object-count="0" meta:page-count="2" meta:paragraph-count="67" meta:word-count="533" meta:character-count="2856"/>
    <meta:user-defined meta:name="Info 1"/>
    <meta:user-defined meta:name="Info 2"/>
    <meta:user-defined meta:name="Info 3"/>
    <meta:user-defined meta:name="Info 4"/>
  </office:meta>
</office:document-meta>
</file>